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estion:</text:span></text:p>
      <text:p text:style-name="P1"><text:span text:style-name="T1"/></text:p>
      <text:p text:style-name="P1"><text:span text:style-name="T1">Write a Program in Java to fill a square matrix of size ‘n*n” in a circular fashion (clockwise) with natural numbers from 1 to n*n, taking ‘n’ as input.</text:span></text:p>
      <text:p text:style-name="P1"><text:span text:style-name="T1"/></text:p>
      <text:p text:style-name="P1"><text:span text:style-name="T1">For example: if n = 4, then n*n = 16, hence the array will be filled as given below.</text:span></text:p>
      <text:p text:style-name="P1"><text:span text:style-name="T1"/></text:p>
      <text:p text:style-name="P1"><text:span text:style-name="T1">spiral-circular-matrix</text:span></text:p>
      <text:p text:style-name="P1"><text:span text:style-name="T1"/></text:p>
      <text:p text:style-name="P1"><text:span text:style-name="T1">Note: This program is also known as Spiral Matrix</text:span></text:p>
      <text:p text:style-name="P1"><text:span text:style-name="T1"/></text:p>
      <text:p text:style-name="P1"><text:span text:style-name="T1">See: Java program to print a variation of Circular (Spiral) Matrix</text:span></text:p>
      <text:p text:style-name="P1"><text:span text:style-name="T1"/></text:p>
      <text:p text:style-name="P1"><text:span text:style-name="T1">Solution:</text:span></text:p>
      <text:p text:style-name="P1"><text:span text:style-name="T1"/></text:p>
      <text:p text:style-name="P1"><text:span text:style-name="T1">1</text:span></text:p>
      <text:p text:style-name="P1"><text:span text:style-name="T1">2</text:span></text:p>
      <text:p text:style-name="P1"><text:span text:style-name="T1">3</text:span></text:p>
      <text:p text:style-name="P1"><text:span text:style-name="T1">4</text:span></text:p>
      <text:p text:style-name="P1"><text:span text:style-name="T1">5</text:span></text:p>
      <text:p text:style-name="P1"><text:span text:style-name="T1">6</text:span></text:p>
      <text:p text:style-name="P1"><text:span text:style-name="T1">7</text:span></text:p>
      <text:p text:style-name="P1"><text:span text:style-name="T1">8</text:span></text:p>
      <text:p text:style-name="P1"><text:span text:style-name="T1">9</text:span></text:p>
      <text:p text:style-name="P1"><text:span text:style-name="T1">10</text:span></text:p>
      <text:p text:style-name="P1"><text:span text:style-name="T1">11</text:span></text:p>
      <text:p text:style-name="P1"><text:span text:style-name="T1">12</text:span></text:p>
      <text:p text:style-name="P1"><text:span text:style-name="T1">13</text:span></text:p>
      <text:p text:style-name="P1"><text:span text:style-name="T1">14</text:span></text:p>
      <text:p text:style-name="P1"><text:span text:style-name="T1">15</text:span></text:p>
      <text:p text:style-name="P1"><text:span text:style-name="T1">16</text:span></text:p>
      <text:p text:style-name="P1"><text:span text:style-name="T1">17</text:span></text:p>
      <text:p text:style-name="P1"><text:span text:style-name="T1">18</text:span></text:p>
      <text:p text:style-name="P1"><text:span text:style-name="T1">19</text:span></text:p>
      <text:p text:style-name="P1"><text:span text:style-name="T1">20</text:span></text:p>
      <text:p text:style-name="P1"><text:span text:style-name="T1">21</text:span></text:p>
      <text:p text:style-name="P1"><text:span text:style-name="T1">22</text:span></text:p>
      <text:p text:style-name="P1"><text:span text:style-name="T1">23</text:span></text:p>
      <text:p text:style-name="P1"><text:span text:style-name="T1">24</text:span></text:p>
      <text:p text:style-name="P1"><text:span text:style-name="T1">25</text:span></text:p>
      <text:p text:style-name="P1"><text:span text:style-name="T1">26</text:span></text:p>
      <text:p text:style-name="P1"><text:span text:style-name="T1">27</text:span></text:p>
      <text:p text:style-name="P1"><text:span text:style-name="T1">28</text:span></text:p>
      <text:p text:style-name="P1"><text:span text:style-name="T1">29</text:span></text:p>
      <text:p text:style-name="P1"><text:span text:style-name="T1">30</text:span></text:p>
      <text:p text:style-name="P1"><text:span text:style-name="T1">31</text:span></text:p>
      <text:p text:style-name="P1"><text:span text:style-name="T1">32</text:span></text:p>
      <text:p text:style-name="P1"><text:span text:style-name="T1">33</text:span></text:p>
      <text:p text:style-name="P1"><text:span text:style-name="T1">34</text:span></text:p>
      <text:p text:style-name="P1"><text:span text:style-name="T1">35</text:span></text:p>
      <text:p text:style-name="P1"><text:span text:style-name="T1">36</text:span></text:p>
      <text:p text:style-name="P1"><text:span text:style-name="T1">37</text:span></text:p>
      <text:p text:style-name="P1"><text:span text:style-name="T1">38</text:span></text:p>
      <text:p text:style-name="P1"><text:span text:style-name="T1">39</text:span></text:p>
      <text:p text:style-name="P1"><text:span text:style-name="T1">40</text:span></text:p>
      <text:p text:style-name="P1"><text:span text:style-name="T1">41</text:span></text:p>
      <text:p text:style-name="P1"><text:span text:style-name="T1">42</text:span></text:p>
      <text:p text:style-name="P1"><text:span text:style-name="T1">43</text:span></text:p>
      <text:p text:style-name="P1"><text:span text:style-name="T1">44</text:span></text:p>
      <text:p text:style-name="P1"><text:span text:style-name="T1">45</text:span></text:p>
      <text:p text:style-name="P1"><text:span text:style-name="T1">46</text:span></text:p>
      <text:p text:style-name="P1"><text:span text:style-name="T1">47</text:span></text:p>
      <text:p text:style-name="P1"><text:span text:style-name="T1">48</text:span></text:p>
      <text:p text:style-name="P1"><text:span text:style-name="T1">49</text:span></text:p>
      <text:p text:style-name="P1"><text:span text:style-name="T1">50</text:span></text:p>
      <text:p text:style-name="P1"><text:span text:style-name="T1">51</text:span></text:p>
      <text:p text:style-name="P1"><text:span text:style-name="T1">52</text:span></text:p>
      <text:p text:style-name="P1"><text:span text:style-name="T1">53</text:span></text:p>
      <text:p text:style-name="P1"><text:span text:style-name="T1">54</text:span></text:p>
      <text:p text:style-name="P1"><text:span text:style-name="T1">55</text:span></text:p>
      <text:p text:style-name="P1"><text:span text:style-name="T1">56</text:span></text:p>
      <text:p text:style-name="P1"><text:span text:style-name="T1">57</text:span></text:p>
      <text:p text:style-name="P1"><text:span text:style-name="T1">58</text:span></text:p>
      <text:p text:style-name="P1"><text:span text:style-name="T1">/**</text:span></text:p>
      <text:p text:style-name="P1"><text:span text:style-name="T1">* The class Circular_Matrix creates a Square Matrix of size n*n and fills it in a circular fashion</text:span></text:p>
      <text:p text:style-name="P1"><text:span text:style-name="T1">* @author :<text:s/></text:span><text:a xlink:href="http://www.javaforschool.com"><text:span text:style-name="T2">www.javaforschool.com</text:span></text:a><text:span text:style-name="T3"/></text:p>
      <text:p text:style-name="P1"><text:span text:style-name="T3">* @Program Type : BlueJ Program - Java</text:span></text:p>
      <text:p text:style-name="P1"><text:span text:style-name="T3">*/</text:span></text:p>
      <text:p text:style-name="P1"><text:span text:style-name="T3"><text:s/></text:span></text:p>
      <text:p text:style-name="P1"><text:span text:style-name="T3">import java.io.*;</text:span></text:p>
      <text:p text:style-name="P1"><text:span text:style-name="T3">class Circular_Matrix</text:span></text:p>
      <text:p text:style-name="P1"><text:span text:style-name="T3"><text:s text:c="4"/>{</text:span></text:p>
      <text:p text:style-name="P1"><text:span text:style-name="T3"><text:s text:c="8"/>public static void main(String args[])throws IOException</text:span></text:p>
      <text:p text:style-name="P1"><text:span text:style-name="T3"><text:s text:c="8"/>{</text:span></text:p>
      <text:p text:style-name="P1"><text:span text:style-name="T3"><text:s text:c="12"/>BufferedReader br=new BufferedReader(new InputStreamReader(System.in));</text:span></text:p>
      <text:p text:style-name="P1"><text:span text:style-name="T3"><text:s text:c="12"/>System.out.print("Enter the number of elements : ");</text:span></text:p>
      <text:p text:style-name="P1"><text:span text:style-name="T3"><text:s text:c="12"/>int n=Integer.parseInt(br.readLine());</text:span></text:p>
      <text:p text:style-name="P1"><text:span text:style-name="T3"><text:s/></text:span></text:p>
      <text:p text:style-name="P1"><text:span text:style-name="T3"><text:s text:c="12"/>int A[][]=new int[n][n];</text:span></text:p>
      <text:p text:style-name="P1"><text:span text:style-name="T3"><text:s text:c="12"/>int k=1, c1=0, c2=n-1, r1=0, r2=n-1;</text:span></text:p>
      <text:p text:style-name="P1"><text:span text:style-name="T3"><text:s/></text:span></text:p>
      <text:p text:style-name="P1"><text:span text:style-name="T3"><text:s text:c="12"/>while(k&lt;=n*n)</text:span></text:p>
      <text:p text:style-name="P1"><text:span text:style-name="T3"><text:s text:c="16"/>{</text:span></text:p>
      <text:p text:style-name="P1"><text:span text:style-name="T3"><text:s text:c="20"/>for(int i=c1;i&lt;=c2;i++)</text:span></text:p>
      <text:p text:style-name="P1"><text:span text:style-name="T3"><text:s text:c="20"/>{</text:span></text:p>
      <text:p text:style-name="P1"><text:span text:style-name="T3"><text:s text:c="24"/>A[r1][i]=k++;</text:span></text:p>
      <text:p text:style-name="P1"><text:span text:style-name="T3"><text:s text:c="20"/>}</text:span></text:p>
      <text:p text:style-name="P1"><text:span text:style-name="T3"><text:s/></text:span></text:p>
      <text:p text:style-name="P1"><text:span text:style-name="T3"><text:s text:c="20"/>for(int j=r1+1;j&lt;=r2;j++)</text:span></text:p>
      <text:p text:style-name="P1"><text:span text:style-name="T3"><text:s text:c="20"/>{</text:span></text:p>
      <text:p text:style-name="P1"><text:span text:style-name="T3"><text:s text:c="24"/>A[j][c2]=k++;</text:span></text:p>
      <text:p text:style-name="P1"><text:span text:style-name="T3"><text:s text:c="20"/>}</text:span></text:p>
      <text:p text:style-name="P1"><text:span text:style-name="T3"><text:s/></text:span></text:p>
      <text:p text:style-name="P1"><text:span text:style-name="T3"><text:s text:c="20"/>for(int i=c2-1;i&gt;=c1;i--)</text:span></text:p>
      <text:p text:style-name="P1"><text:span text:style-name="T3"><text:s text:c="20"/>{</text:span></text:p>
      <text:p text:style-name="P1"><text:span text:style-name="T3"><text:s text:c="24"/>A[r2][i]=k++;</text:span></text:p>
      <text:p text:style-name="P1"><text:span text:style-name="T3"><text:s text:c="20"/>}</text:span></text:p>
      <text:p text:style-name="P1"><text:span text:style-name="T3"><text:s/></text:span></text:p>
      <text:p text:style-name="P1"><text:span text:style-name="T3"><text:s text:c="20"/>for(int j=r2-1;j&gt;=r1+1;j--)</text:span></text:p>
      <text:p text:style-name="P1"><text:span text:style-name="T3"><text:s text:c="20"/>{</text:span></text:p>
      <text:p text:style-name="P1"><text:span text:style-name="T3"><text:s text:c="24"/>A[j][c1]=k++;</text:span></text:p>
      <text:p text:style-name="P1"><text:span text:style-name="T3"><text:s text:c="20"/>}</text:span></text:p>
      <text:p text:style-name="P1"><text:span text:style-name="T3"><text:s/></text:span></text:p>
      <text:p text:style-name="P1"><text:span text:style-name="T3"><text:s text:c="17"/>c1++;</text:span></text:p>
      <text:p text:style-name="P1"><text:span text:style-name="T3"><text:s text:c="6"/></text:span></text:p>
      <text:p text:style-name="P1"><text:span text:style-name="T3"/></text:p>
      <text:p text:style-name="P1"><text:span text:style-name="T3"/></text:p>
      <text:p text:style-name="P1"><text:span text:style-name="T3">Source:<text:s/></text:span><text:a xlink:href="http://www.javaforschool.com/1260759-java-program-to-print-circular-spiral-matrix/#ixzz3IiPtnqUT"><text:span text:style-name="T4">http://www.javaforschool.com/1260759-java-program-to-print-circular-spiral-matrix/#ixzz3IiPtnqUT</text:span></text:a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